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49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90.68mm"/>
    </style:style>
    <style:style style:name="co4" style:family="table-column">
      <style:table-column-properties fo:break-before="auto" style:column-width="89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style:font-name="Liberation Serif" fo:font-size="10pt" style:font-size-asian="10pt" style:font-size-complex="10pt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Request Method</text:p>
          </table:table-cell>
          <table:table-cell table:style-name="ce2" office:value-type="string" calcext:value-type="string">
            <text:p>Sub URL and Input Parameters if required</text:p>
          </table:table-cell>
          <table:table-cell table:style-name="ce2" office:value-type="string" calcext:value-type="string">
            <text:p>Output Key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st of chart chart endpoints accessible to registered user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/api/v1/charts</text:p>
          </table:table-cell>
          <table:table-cell table:style-name="ce6" office:value-type="string" calcext:value-type="string">
            <text:p>id, id_string, ur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t a list of chart field endpoints for a specific form or dataset.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/api/v1/charts/{formid}</text:p>
          </table:table-cell>
          <table:table-cell table:style-name="ce6" office:value-type="string" calcext:value-type="string">
            <text:p>id, id_string, url, fields(form fields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t a chart for a specific field in a form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/api/v1/charts/{formid}.{format}?field_name=field_name</text:p>
          </table:table-cell>
          <table:table-cell table:style-name="ce8" office:value-type="string" calcext:value-type="string">
            <text:p>html format response is a html, javascript and css to the char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/>
          <table:table-cell table:style-name="ce6" office:value-type="string" calcext:value-type="string">
            <text:p>format can be json or html</text:p>
          </table:table-cell>
          <table:table-cell table:style-name="ce8" office:value-type="string" calcext:value-type="string">
            <text:p>json format response is the JSON data that can be passed to a charting librar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t a chart data for all fields in a form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/api/v1/charts/{formid}?fields=all</text:p>
          </table:table-cell>
          <table:table-cell table:style-name="ce8" office:value-type="string" calcext:value-type="string">
            <text:p>json format response is the JSON data for each field that can be passed to a charting librar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SON List of data end point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/api/v1/data</text:p>
          </table:table-cell>
          <table:table-cell table:style-name="ce6" office:value-type="string" calcext:value-type="string">
            <text:p>id, id_string, url, title, descrip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ownload data in csv format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/api/v1/data.csv</text:p>
          </table:table-cell>
          <table:table-cell table:style-name="ce6" office:value-type="string" calcext:value-type="string">
            <text:p>CSV Data Fi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SON List of data end points filter by owner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/api/v1/data?owner=owner_username</text:p>
          </table:table-cell>
          <table:table-cell table:style-name="ce8" office:value-type="string" calcext:value-type="string">
            <text:p>Lists the data endpoints accessible to requesting user, for the specified owner as a query parameter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/>
          <table:table-cell table:style-name="ce8" office:value-type="string" calcext:value-type="string">
            <text:p>owner - username of the owner(user/organization) of the data point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3" office:value-type="string" calcext:value-type="string">
            <text:p>Submitted data for a specific form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/api/v1/data/{pk}</text:p>
          </table:table-cell>
          <table:table-cell table:style-name="ce8" office:value-type="string" calcext:value-type="string">
            <text:p>id, bamboo_dataset_id,deleted_at,expense_type,xform_id_string,geolocation,end,start,status,uuid,imei, submission time, attachment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6"/>
          <table:table-cell table:style-name="ce8" office:value-type="string" calcext:value-type="string">
            <text:p>pk - the form unique identifier(Primary Key)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3" office:value-type="string" calcext:value-type="string">
            <text:p>Query submitted data of a specific form using Tag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/api/v1/data?tags=tag1,tag2</text:p>
          </table:table-cell>
          <table:table-cell table:style-name="ce8" office:value-type="string" calcext:value-type="string">
            <text:p>Provides a list of json submitted data for a specific form matching specific tags, tags should be a comma separated list of tag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" table:number-columns-repeated="2"/>
          <table:table-cell table:style-name="ce7" office:value-type="string" calcext:value-type="string">
            <text:p>e.g https://example.com/api/v1/data/22845?tags=monthly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8:44:40.029174138</meta:creation-date>
    <dc:date>2016-03-21T19:23:41.497787931</dc:date>
    <meta:editing-duration>PT22M7S</meta:editing-duration>
    <meta:editing-cycles>2</meta:editing-cycles>
    <meta:generator>LibreOffice/4.4.6.3$Linux_X86_64 LibreOffice_project/40m0$Build-3</meta:generator>
    <meta:document-statistic meta:table-count="1" meta:cell-count="45" meta:object-count="0"/>
  </office:meta>
</office:document-meta>
</file>